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7" table:default-cell-style-name="ce74"/>
        <table:table-column table:style-name="co4" table:number-columns-repeated="7" table:default-cell-style-name="ce74"/>
        <table:table-column table:style-name="co4" table:number-columns-repeated="987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>
            <text:p>Phot</text:p>
          </table:table-cell>
          <table:table-cell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7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7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80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7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 table:number-columns-repeated="34"/>
          <table:table-cell table:style-name="ce94" table:number-columns-repeated="40"/>
          <table:table-cell table:style-name="ce96" table:number-columns-repeated="947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 table:number-columns-repeated="34"/>
          <table:table-cell table:style-name="ce94" table:number-columns-repeated="40"/>
          <table:table-cell table:style-name="ce96" table:number-columns-repeated="947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 table:number-columns-repeated="34"/>
          <table:table-cell table:style-name="ce94" table:number-columns-repeated="40"/>
          <table:table-cell table:style-name="ce96" table:number-columns-repeated="947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 table:number-columns-repeated="34"/>
          <table:table-cell table:style-name="ce94" table:number-columns-repeated="40"/>
          <table:table-cell table:style-name="ce96" table:number-columns-repeated="947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 table:number-columns-repeated="34"/>
          <table:table-cell table:style-name="ce85" table:number-columns-repeated="40"/>
          <table:table-cell table:style-name="ce95" table:number-columns-repeated="947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5"/>
          <table:table-cell table:style-name="ce78" table:number-columns-repeated="22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5"/>
          <table:table-cell table:style-name="ce79" table:number-columns-repeated="22"/>
          <table:table-cell table:number-columns-repeated="995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7"/>
          <table:table-cell table:number-columns-repeated="995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7"/>
          <table:table-cell table:number-columns-repeated="995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7"/>
          <table:table-cell table:number-columns-repeated="995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7"/>
          <table:table-cell table:number-columns-repeated="995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7"/>
          <table:table-cell table:number-columns-repeated="995"/>
        </table:table-row>
        <table:table-row table:style-name="ro5">
          <table:table-cell table:number-columns-repeated="2"/>
          <table:table-cell table:style-name="ce71" table:number-columns-repeated="27"/>
          <table:table-cell table:number-columns-repeated="995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7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7"/>
          <table:table-cell table:number-columns-repeated="995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7"/>
          <table:table-cell table:number-columns-repeated="995"/>
        </table:table-row>
        <table:table-row table:style-name="ro5">
          <table:table-cell table:number-columns-repeated="2"/>
          <table:table-cell table:style-name="ce71" table:number-columns-repeated="27"/>
          <table:table-cell table:number-columns-repeated="995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5"/>
          <table:table-cell table:style-name="ce71" table:number-columns-repeated="22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7"/>
          <table:table-cell table:number-columns-repeated="995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7"/>
          <table:table-cell table:number-columns-repeated="995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7"/>
          <table:table-cell table:number-columns-repeated="995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7"/>
          <table:table-cell table:number-columns-repeated="995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7"/>
          <table:table-cell table:number-columns-repeated="995"/>
        </table:table-row>
        <table:table-row table:style-name="ro9">
          <table:table-cell table:number-columns-repeated="2"/>
          <table:table-cell table:style-name="ce71" table:number-columns-repeated="27"/>
          <table:table-cell table:number-columns-repeated="995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7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5"/>
          <table:table-cell table:style-name="ce79" table:number-columns-repeated="22"/>
          <table:table-cell table:number-columns-repeated="995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7"/>
          <table:table-cell table:number-columns-repeated="995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7"/>
          <table:table-cell table:number-columns-repeated="995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7"/>
          <table:table-cell table:number-columns-repeated="995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7"/>
          <table:table-cell table:number-columns-repeated="995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7"/>
          <table:table-cell table:number-columns-repeated="995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7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5"/>
          <table:table-cell table:style-name="ce79" table:number-columns-repeated="22"/>
          <table:table-cell table:number-columns-repeated="995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7"/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7"/>
          <table:table-cell table:number-columns-repeated="99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5"/>
          <table:table-cell table:style-name="ce79" table:number-columns-repeated="22"/>
          <table:table-cell table:number-columns-repeated="995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7"/>
          <table:table-cell table:number-columns-repeated="995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7"/>
          <table:table-cell table:number-columns-repeated="99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7"/>
          <table:table-cell table:number-columns-repeated="995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table:number-columns-repeated="67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table:number-columns-repeated="67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table:number-columns-repeated="2"/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80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table:number-columns-repeated="79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table:number-columns-repeated="79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4:05:06.64042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12T00:40:47.366992004</dc:date>
    <meta:editing-duration>P211DT10H21M7S</meta:editing-duration>
    <meta:editing-cycles>900</meta:editing-cycles>
    <meta:generator>LibreOffice/6.1.5.2$Linux_X86_64 LibreOffice_project/10$Build-2</meta:generator>
    <meta:document-statistic meta:table-count="3" meta:cell-count="435" meta:object-count="0"/>
  </office:meta>
</office:document-meta>
</file>